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3333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file://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CM003812.1_11286500-11300000 13501 bp</text:p>
      <text:p text:style-name="Preformatted_20_Text">Sequence 2: PRE_RM <text:s text:c="22"/>1350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68</text:p>
      <text:p text:style-name="Preformatted_20_Text">Guide tree file created: <text:s text:c="2"/><text:a xlink:type="simple" xlink:href="https://www.genome.jp/tools-bin/pushfile?210911205433JCCms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256519</text:p>
      <text:p text:style-name="Preformatted_20_Text">Alignment Score 57955</text:p>
      <text:p text:style-name="Preformatted_20_Text"/>
      <text:p text:style-name="Preformatted_20_Text">CLUSTAL-Alignment file created <text:s/><text:a xlink:type="simple" xlink:href="https://www.genome.jp/tools-bin/pushfile?210911205433JCCms+clustalw.aln" text:style-name="Internet_20_link" text:visited-style-name="Visited_20_Internet_20_Link">[clustalw.aln]</text:a></text:p>
      <text:p text:style-name="P2"/>
      <text:p text:style-name="Horizontal_20_Line"><text:bookmark text:name="clustalw.aln"/></text:p>
      <text:p text:style-name="Preformatted_20_Text"><text:a xlink:type="simple" xlink:href="https://www.genome.jp/tools-bin/pushfile?210911205433JCCms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CM003812.1_11286500-11300000 <text:s text:c="5"/>TACTAACGGCCAAGAATAATAAATAAATGGGAAAATATCTGTCTTAGGTA</text:p>
      <text:p text:style-name="Preformatted_20_Text">PRE_RM <text:s text:c="27"/>TACTAACGGCCAAGAATAATAAATAAATGGGAAAATATCTGTCTTAGG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TGTCAGACATAATTTTTGCTGAATAATTTAGACTAAGTTCTTGCTTGC</text:p>
      <text:p text:style-name="Preformatted_20_Text">PRE_RM <text:s text:c="27"/>GCTGTCAGACATAATTTTTGCTGAATAATTTAGACTAAGTTCTTGCTTG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TAAATCAGTTGTTAGTGGGATTGATGATTAGTAGCTTGAAAAAAAAATT</text:p>
      <text:p text:style-name="Preformatted_20_Text">PRE_RM <text:s text:c="27"/>TTAAATCAGTTGTTAGTGGGATTGATGATTAGTAGCTTGAAAAAAAAAT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AAAATTGTTTTGTGCTTAAGTGAAGGGCTACACTGTAAAAAACACTAC</text:p>
      <text:p text:style-name="Preformatted_20_Text">PRE_RM <text:s text:c="27"/>TAAAAATTGTTTTGTGCTTAAGTGAAGGGCTACACTGTAAAAAACACTA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CACTTGAAGTCAGAAAAATAATAATTTTGGAGTTTTCCAGGCTAAAATT</text:p>
      <text:p text:style-name="Preformatted_20_Text">PRE_RM <text:s text:c="27"/>ACACTTGAAGTCAGAAAAATAATAATTTTGGAGTTTTCCAGGCTAAAATT</text:p>
      <text:p text:style-name="Preformatted_20_Text"><text:s text:c="34"/>**************************************************</text:p>
      <text:p text:style-name="Preformatted_20_Text"/>
      <text:p text:style-name="Preformatted_20_Text"><text:soft-page-break/>CM003812.1_11286500-11300000 <text:s text:c="5"/>AATAGCCGTTTGGTGCTGGAGCTTGACAATAGCTGTCAAGATCTACAGAT</text:p>
      <text:p text:style-name="Preformatted_20_Text">PRE_RM <text:s text:c="27"/>AATAGCCGTTTGGTGCTGGAGCTTGACAATAGCTGTCAAGATCTACAG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TAAAATAACTTGTGTTGGGAGGGANNNNNNNNNNNNNNNNNNNNNNNN</text:p>
      <text:p text:style-name="Preformatted_20_Text">PRE_RM <text:s text:c="27"/>TATAAAATAACTTGTGTTGGGAGGGACCTGTTGTGGGTAGGGTTGCTGCC</text:p>
      <text:p text:style-name="Preformatted_20_Text"><text:s text:c="34"/>************************** <text:s text:c="23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ACCAGATCATGCTGCCTAGGGCCTCATCCAGCCTGGCCTTGAGAAACA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TCCAGGGATGGGGCATCCATTGCTCTCTGGGCAACCTGTGCTAGTGCC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GCCACCGTCTGTATAAAGAATTTCTACCTCACACAGGTCTCACTTATT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AGGTCTAAAGCCATTCACCCTTTTACTATTACCATCAGACCATGTAAA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TCACAGAATTGTAGGGGTTGGAAGGTCCAACCCCCCTGCCAAAGCAGG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CCCTACACCATGTCACACAGGAAGGCATCCAGGTGGGTCTTGAATATC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CAGAGAAGGAGACTCCACCACCTCCCTGGGCAGCCTGTTCCAGTGCTC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TCACCCTCACTGTAAAGAAGTTCTTCCGCACATTGTGTGCAGAACTTC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ATGCTGTAGTTTCATCCCATTACCCCTAGTCCGTATCCCACGCACCAC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AAAAGTGACCAGCCTCACCACTATGGCTCCCACACCTCAGGTATTTAT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ACCTGGATCAAGTCCCCTCTCAGCCTTCTCAAGGCTAAACAGACCCAG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CCCTAAGTCTCTCCTTGTGGGGGAGATGCTCCAGGCCCTTCACCATCT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GTGGCCCTCTGCTGGACTCTTTCCAAGAGATCCCTGTCTTTTCTGTACT</text:p>
      <text:p text:style-name="Preformatted_20_Text"><text:s text:c="84"/></text:p>
      <text:p text:style-name="Preformatted_20_Text"><text:soft-page-break/></text:p>
      <text:p text:style-name="Preformatted_20_Text">CM003812.1_11286500-11300000 <text:s text:c="5"/>NNNNNNNNNNNNNNNNNNNNNNNNNNNNNNNNNNNNNNNNNNNNNNNNNN</text:p>
      <text:p text:style-name="Preformatted_20_Text">PRE_RM <text:s text:c="27"/>GGGGAGCCCAGAACCGGACACAATATTCCAGATGAGGCCTCACCAGGGC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GGTAGAGGGGGAGGATCACCTCCTTCGACCTGCTGGACATGCTCTTTT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TCACTGCTGGCTAAAAA</text:p>
      <text:p text:style-name="Preformatted_20_Text">PRE_RM <text:s text:c="27"/>AATACACCCCAGTATGCCATTGGCTTTTTTGGCTCACTGCTGGCTAAAAA</text:p>
      <text:p text:style-name="Preformatted_20_Text"><text:s text:c="67"/>*****************</text:p>
      <text:p text:style-name="Preformatted_20_Text"/>
      <text:p text:style-name="Preformatted_20_Text">CM003812.1_11286500-11300000 <text:s text:c="5"/>ATTTTAGACTGCAAATTTCTGAATGCTGAAATCATATTGTACTTTCTGTA</text:p>
      <text:p text:style-name="Preformatted_20_Text">PRE_RM <text:s text:c="27"/>ATTTTAGACTGCAAATTTCTGAATGCTGAAATCATATTGTACTTTCTG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TTTTTATATGACACTTCAGTTGAAGCCACAACTACATGTTGCTCTGAC</text:p>
      <text:p text:style-name="Preformatted_20_Text">PRE_RM <text:s text:c="27"/>TCTTTTTATATGACACTTCAGTTGAAGCCACAACTACATGTTGCTCTGA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GAATTCAAGCTCTTGAAGGAAATGAACTGAACACTGCAGCAGGAGTGT</text:p>
      <text:p text:style-name="Preformatted_20_Text">PRE_RM <text:s text:c="27"/>CTGAATTCAAGCTCTTGAAGGAAATGAACTGAACACTGCAGCAGGAGT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GCCTTTCCTTTACCCTCCCCTCTTATCCCCTTCCCCAGGAAACATCCA</text:p>
      <text:p text:style-name="Preformatted_20_Text">PRE_RM <text:s text:c="27"/>TGGCCTTTCCTTTACCCTCCCCTCTTATCCCCTTCCCCAGGAAACATC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GGCACCTAGACTGGCTGATAGTTAAGGCTTNNNNNNNNNNNNNNNNNNN</text:p>
      <text:p text:style-name="Preformatted_20_Text">PRE_RM <text:s text:c="27"/>GGGCACCTAGACTGGCTGATAGTTAAGGCTTAAAATTAAAAAGAAGAAAT</text:p>
      <text:p text:style-name="Preformatted_20_Text"><text:s text:c="34"/>******************************* <text:s text:c="18"/></text:p>
      <text:p text:style-name="Preformatted_20_Text"/>
      <text:p text:style-name="Preformatted_20_Text">CM003812.1_11286500-11300000 <text:s text:c="5"/>NNNNNNNNNNNNNNNNNNNNGAGATGGAACATCCCTCTTTTTAATTGCAT</text:p>
      <text:p text:style-name="Preformatted_20_Text">PRE_RM <text:s text:c="27"/>AAAAAAAAAAAAAAAAAAAAGAGATGGAACATCCCTCTTTTTAATTGCAT</text:p>
      <text:p text:style-name="Preformatted_20_Text"><text:s text:c="54"/>******************************</text:p>
      <text:p text:style-name="Preformatted_20_Text"/>
      <text:p text:style-name="Preformatted_20_Text">CM003812.1_11286500-11300000 <text:s text:c="5"/>TTAAAATATTAAAATAACACAGGAGAAAATATCCAGCCAGCCAAAATAAG</text:p>
      <text:p text:style-name="Preformatted_20_Text">PRE_RM <text:s text:c="27"/>TTAAAATATTAAAATAACACAGGAGAAAATATCCAGCCAGCCAAAATA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TCCTGTCCTCATTAGGAAAGTTATCCTCAGCCAGTTTCTAACTGGCTTG</text:p>
      <text:p text:style-name="Preformatted_20_Text">PRE_RM <text:s text:c="27"/>GTCCTGTCCTCATTAGGAAAGTTATCCTCAGCCAGTTTCTAACTGGCTT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GAAGTTGGAACAGCTGTCTTAAATGCTTCAGTTGATAACTTGTGAAAG</text:p>
      <text:p text:style-name="Preformatted_20_Text">PRE_RM <text:s text:c="27"/>TGGAAGTTGGAACAGCTGTCTTAAATGCTTCAGTTGATAACTTGTGAA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AAGTCTAAAAAGTTGGTTTTNNNNNNNNNNNNNNNNNNNNNNNNNNNN</text:p>
      <text:p text:style-name="Preformatted_20_Text">PRE_RM <text:s text:c="27"/>AGAAGTCTAAAAAGTTGGTTTTCTTTCTGTTTATACATTCACTTTAAATA</text:p>
      <text:p text:style-name="Preformatted_20_Text"><text:s text:c="34"/>********************** <text:s text:c="27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TGGAAGGCTGCAAAGAGGTCTCCCTGGAGCCTTCTCTGCTCCAGACTG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CAAGAGCAGGTGCCTCTGTGTTTATACATAGGAGAAATGCTCCAGCCCC</text:p>
      <text:p text:style-name="Preformatted_20_Text"><text:soft-page-break/><text:s text:c="84"/></text:p>
      <text:p text:style-name="Preformatted_20_Text"/>
      <text:p text:style-name="Preformatted_20_Text">CM003812.1_11286500-11300000 <text:s text:c="5"/>NNNNNNNNNNNNNNNNNNNNNNNNNNNNNNNNNNNNNNNNNNNNNNNNNT</text:p>
      <text:p text:style-name="Preformatted_20_Text">PRE_RM <text:s text:c="27"/>CTGAGGATCCTCAAGGCCTCCTCTGAACCTACTCCAAAAGCTCTACATCT</text:p>
      <text:p text:style-name="Preformatted_20_Text"><text:s text:c="83"/>*</text:p>
      <text:p text:style-name="Preformatted_20_Text"/>
      <text:p text:style-name="Preformatted_20_Text">CM003812.1_11286500-11300000 <text:s text:c="5"/>TGTTGATCATTGATTGCTGATTAGGAGGACCTCTTACAGACTGGCTGAAG</text:p>
      <text:p text:style-name="Preformatted_20_Text">PRE_RM <text:s text:c="27"/>TGTTGATCATTGATTGCTGATTAGGAGGACCTCTTACAGACTGGCTGA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GCTTGCTGGTTGGTTAACTGAGTTTAAATGACCATCTGTTCTGACTCA</text:p>
      <text:p text:style-name="Preformatted_20_Text">PRE_RM <text:s text:c="27"/>ATGCTTGCTGGTTGGTTAACTGAGTTTAAATGACCATCTGTTCTGACT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TTCTGTCTTCAAGAACCATCATGCCTTGGGACATACAGTGTTAGCTGA</text:p>
      <text:p text:style-name="Preformatted_20_Text">PRE_RM <text:s text:c="27"/>CTTTCTGTCTTCAAGAACCATCATGCCTTGGGACATACAGTGTTAGCT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CAGGTATGTAGAAACATAACGATATTACAAGCACCAGTGTCTTGTATT</text:p>
      <text:p text:style-name="Preformatted_20_Text">PRE_RM <text:s text:c="27"/>AGCAGGTATGTAGAAACATAACGATATTACAAGCACCAGTGTCTTGTAT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TGATCAACAAATGCATTTTATGCAAATGGGACTCATTAAATTGGTTTA</text:p>
      <text:p text:style-name="Preformatted_20_Text">PRE_RM <text:s text:c="27"/>CTTGATCAACAAATGCATTTTATGCAAATGGGACTCATTAAATTGGTT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TGTCACACTGAATTATTTCCTAAAGTTGAAATCATCACAAATCAAGGGC</text:p>
      <text:p text:style-name="Preformatted_20_Text">PRE_RM <text:s text:c="27"/>TTGTCACACTGAATTATTTCCTAAAGTTGAAATCATCACAAATCAAGGG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GATAGGGNNNNNNNNNNNNNNNNNNNNNNNNNNNNNNNNNNNNNNNNN</text:p>
      <text:p text:style-name="Preformatted_20_Text">PRE_RM <text:s text:c="27"/>AGGATAGGGAAAAAAGAAAAAAAAAAAAAAAAAAAAAAAAAAAAAAGGAA</text:p>
      <text:p text:style-name="Preformatted_20_Text"><text:s text:c="34"/>********* <text:s text:c="40"/></text:p>
      <text:p text:style-name="Preformatted_20_Text"/>
      <text:p text:style-name="Preformatted_20_Text">CM003812.1_11286500-11300000 <text:s text:c="5"/>NNNNNNNNNNNNNNNNNNNNNNNNNNNNNNNNNNCCTCCACCCCTCTATA</text:p>
      <text:p text:style-name="Preformatted_20_Text">PRE_RM <text:s text:c="27"/>AAAAAAAAAAAAAAAAGAAAAGAAAAGAAAAAAACCTCCACCCCTCTATA</text:p>
      <text:p text:style-name="Preformatted_20_Text"><text:s text:c="68"/>****************</text:p>
      <text:p text:style-name="Preformatted_20_Text"/>
      <text:p text:style-name="Preformatted_20_Text">CM003812.1_11286500-11300000 <text:s text:c="5"/>AAAAAGGGGAATAAAATAAAAGTAAGATTTCTGATTGTGCATTATAGTGT</text:p>
      <text:p text:style-name="Preformatted_20_Text">PRE_RM <text:s text:c="27"/>AAAAAGGGGAATAAAATAAAAGTAAGATTTCTGATTGTGCATTATAGT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TCTTAGAATAGATTATATGAAGATTGAGTTCAAACGATTAAGTAATAT</text:p>
      <text:p text:style-name="Preformatted_20_Text">PRE_RM <text:s text:c="27"/>ATTCTTAGAATAGATTATATGAAGATTGAGTTCAAACGATTAAGTAAT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TAACTGCTAATCAGAAGGGTATTATGAGTCATTTCTGTCTTGGGGTTGT</text:p>
      <text:p text:style-name="Preformatted_20_Text">PRE_RM <text:s text:c="27"/>TTAACTGCTAATCAGAAGGGTATTATGAGTCATTTCTGTCTTGGGGTT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ACAACACATGGTATCAAAAATTCTTAGATCTGGGTTACAAAAAATTTC</text:p>
      <text:p text:style-name="Preformatted_20_Text">PRE_RM <text:s text:c="27"/>GCACAACACATGGTATCAAAAATTCTTAGATCTGGGTTACAAAAAATT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AATAAGAATGATCTTACAGAGAGCTGGCTTGGGCTTTGGTGGCAGAGG</text:p>
      <text:p text:style-name="Preformatted_20_Text">PRE_RM <text:s text:c="27"/>TGAATAAGAATGATCTTACAGAGAGCTGGCTTGGGCTTTGGTGGCAGAG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TGAAAAGGCTTTAAAAATAAAAAAATTATTGAATTATTGCTCTTCTAT</text:p>
      <text:p text:style-name="Preformatted_20_Text"><text:soft-page-break/>PRE_RM <text:s text:c="27"/>CTTGAAAAGGCTTTAAAAATAAAAAAATTATTGAATTATTGCTCTTCT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TAGTAGGAAGAGAGGAAGGAATGTTAGTACTTTATTCTTCCAGTGTTC</text:p>
      <text:p text:style-name="Preformatted_20_Text">PRE_RM <text:s text:c="27"/>ATTAGTAGGAAGAGAGGAAGGAATGTTAGTACTTTATTCTTCCAGTGT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TGTGAGGATTTTAAAAGTAACATCCTCAGCCATTGATCTGTTTACTGC</text:p>
      <text:p text:style-name="Preformatted_20_Text">PRE_RM <text:s text:c="27"/>CATGTGAGGATTTTAAAAGTAACATCCTCAGCCATTGATCTGTTTACTG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GCCTGAGCTTAGGTTCAGGAGGTTTCTGGGGAAAGAGTTGTTTAGAGG</text:p>
      <text:p text:style-name="Preformatted_20_Text">PRE_RM <text:s text:c="27"/>AGGCCTGAGCTTAGGTTCAGGAGGTTTCTGGGGAAAGAGTTGTTTAGAG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ATAGGTAGGGTAATGGGACTGTGTGATATAGATAGGTACTGCAGCTGC</text:p>
      <text:p text:style-name="Preformatted_20_Text">PRE_RM <text:s text:c="27"/>CAATAGGTAGGGTAATGGGACTGTGTGATATAGATAGGTACTGCAGCTG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GAAGTATTTACTACTAGTATATGTGACAGTGGAAGGTCAGAGCCAGGC</text:p>
      <text:p text:style-name="Preformatted_20_Text">PRE_RM <text:s text:c="27"/>TGGAAGTATTTACTACTAGTATATGTGACAGTGGAAGGTCAGAGCCAGG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GGTAAGCTGAGAGTAAAAAGGGCTATCAAACAACCCTATGATTACTGA</text:p>
      <text:p text:style-name="Preformatted_20_Text">PRE_RM <text:s text:c="27"/>AGGGTAAGCTGAGAGTAAAAAGGGCTATCAAACAACCCTATGATTACT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TATTGAAGATTCAATGGTTAGAAACAAACATATGTTAATTTAATATCT</text:p>
      <text:p text:style-name="Preformatted_20_Text">PRE_RM <text:s text:c="27"/>GCTATTGAAGATTCAATGGTTAGAAACAAACATATGTTAATTTAATAT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ATAACAGCTTACTACATATATAATCTGAACAGATAATAAATAGTACTC</text:p>
      <text:p text:style-name="Preformatted_20_Text">PRE_RM <text:s text:c="27"/>CAATAACAGCTTACTACATATATAATCTGAACAGATAATAAATAGTAC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AAATTGAAGGGACTGATGTATCTTCCTTGTCCAAAATGCAGCTTTCTC</text:p>
      <text:p text:style-name="Preformatted_20_Text">PRE_RM <text:s text:c="27"/>AAAAATTGAAGGGACTGATGTATCTTCCTTGTCCAAAATGCAGCTTTC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GTTTCTGGAATCAGGTTACATTTGTCATGTCTCCTGCTGTGTTTATAC</text:p>
      <text:p text:style-name="Preformatted_20_Text">PRE_RM <text:s text:c="27"/>AGGTTTCTGGAATCAGGTTACATTTGTCATGTCTCCTGCTGTGTTTATA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GGAAAGGGGGTCATTAGAGTAGAGGGCAATGCACTGCATGCAACAAAA</text:p>
      <text:p text:style-name="Preformatted_20_Text">PRE_RM <text:s text:c="27"/>AAGGAAAGGGGGTCATTAGAGTAGAGGGCAATGCACTGCATGCAACAA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CCCATCACACTGAGAGAAATGCATATCTGCTAATCAGGTGGGTGCAGC</text:p>
      <text:p text:style-name="Preformatted_20_Text">PRE_RM <text:s text:c="27"/>GCCCCATCACACTGAGAGAAATGCATATCTGCTAATCAGGTGGGTGCAG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GGGAAGTCCCACTGCAGTACAGAGACAGCAGCATTAACCTGGAAGGGT</text:p>
      <text:p text:style-name="Preformatted_20_Text">PRE_RM <text:s text:c="27"/>AAGGGAAGTCCCACTGCAGTACAGAGACAGCAGCATTAACCTGGAAGG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AGAGGGAGTGAGTGGATGGATACTCAGCATGAAAGGCCAAAACTGGAG</text:p>
      <text:p text:style-name="Preformatted_20_Text">PRE_RM <text:s text:c="27"/>GCAGAGGGAGTGAGTGGATGGATACTCAGCATGAAAGGCCAAAACTGGAG</text:p>
      <text:p text:style-name="Preformatted_20_Text"><text:s text:c="34"/>**************************************************</text:p>
      <text:p text:style-name="Preformatted_20_Text"/>
      <text:p text:style-name="Preformatted_20_Text"><text:soft-page-break/>CM003812.1_11286500-11300000 <text:s text:c="5"/>TATATCCAGAGTATTCATTGTAAGAAAGAGATTATGTACAAGGAAGTCCT</text:p>
      <text:p text:style-name="Preformatted_20_Text">PRE_RM <text:s text:c="27"/>TATATCCAGAGTATTCATTGTAAGAAAGAGATTATGTACAAGGAAGTC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TATTCTTGTGGAGGATATGATGAAAAAAGGCCAGCTTACCATTTCACCT</text:p>
      <text:p text:style-name="Preformatted_20_Text">PRE_RM <text:s text:c="27"/>GTATTCTTGTGGAGGATATGATGAAAAAAGGCCAGCTTACCATTTCAC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AGCATTTTTTCGAAGCTCTCAGGCAGAGCATTGCCATAGCCCTCAGAG</text:p>
      <text:p text:style-name="Preformatted_20_Text">PRE_RM <text:s text:c="27"/>TCAGCATTTTTTCGAAGCTCTCAGGCAGAGCATTGCCATAGCCCTCAG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AAACAGGGTCAGGATCCCTATCAGCACAGTCAGGCTTCCCATGACGAT</text:p>
      <text:p text:style-name="Preformatted_20_Text">PRE_RM <text:s text:c="27"/>AGAAACAGGGTCAGGATCCCTATCAGCACAGTCAGGCTTCCCATGACG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ATGGCAGGTACCTGTCGTAGGCACCTGAACACAGGACAGAAGATCAAT</text:p>
      <text:p text:style-name="Preformatted_20_Text">PRE_RM <text:s text:c="27"/>ATATGGCAGGTACCTGTCGTAGGCACCTGAACACAGGACAGAAGATCA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TGTGGCCACCTTCAATGAACCCACGCATTCAGTCTACTTTTCAGATAT</text:p>
      <text:p text:style-name="Preformatted_20_Text">PRE_RM <text:s text:c="27"/>TATGTGGCCACCTTCAATGAACCCACGCATTCAGTCTACTTTTCAGAT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CTGCAGCGCAGAATTCATTTGGAATAATGCAGCAAAGAGGTGAAATTC</text:p>
      <text:p text:style-name="Preformatted_20_Text">PRE_RM <text:s text:c="27"/>CACTGCAGCGCAGAATTCATTTGGAATAATGCAGCAAAGAGGTGAAAT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GCAGTGGTAGGAATGCTGCGTTGCAACACCGAAGGCATTGGGTTCGAA</text:p>
      <text:p text:style-name="Preformatted_20_Text">PRE_RM <text:s text:c="27"/>AGGCAGTGGTAGGAATGCTGCGTTGCAACACCGAAGGCATTGGGTTCG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CCCCCTGTGGCGCAAGTGGTAGAAGTGTCGCTCTGCTACACAGAGGCT</text:p>
      <text:p text:style-name="Preformatted_20_Text">PRE_RM <text:s text:c="27"/>TCCCCCCTGTGGCGCAAGTGGTAGAAGTGTCGCTCTGCTACACAGAGG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AATCCCANNNNNNNNNNNNNNNNNNNNNNNNNNNNNNNNNNNNNNNNN</text:p>
      <text:p text:style-name="Preformatted_20_Text">PRE_RM <text:s text:c="27"/>CAAATCCCAGGGGTTGGACTCTATGATCTCTAAGGTCCCTTCCAACCCGC</text:p>
      <text:p text:style-name="Preformatted_20_Text"><text:s text:c="34"/>********* <text:s text:c="40"/></text:p>
      <text:p text:style-name="Preformatted_20_Text"/>
      <text:p text:style-name="Preformatted_20_Text">CM003812.1_11286500-11300000 <text:s text:c="5"/>NNNNNNNNNNNNNNNNNNNNNTAGTGGGGGAACTCTTACATACTTTCCTC</text:p>
      <text:p text:style-name="Preformatted_20_Text">PRE_RM <text:s text:c="27"/>ACAAGACTATGATACTGTGATTAGTGGGGGAACTCTTACATACTTTCCTC</text:p>
      <text:p text:style-name="Preformatted_20_Text"><text:s text:c="55"/>*****************************</text:p>
      <text:p text:style-name="Preformatted_20_Text"/>
      <text:p text:style-name="Preformatted_20_Text">CM003812.1_11286500-11300000 <text:s text:c="5"/>TTTGGAAGTAGAANNNNNNNNNNNNNNNNNNNNNNNNNNNNNNNNNNNNN</text:p>
      <text:p text:style-name="Preformatted_20_Text">PRE_RM <text:s text:c="27"/>TTTGGAAGTAGAAGAAGCACCTGATGGATCTGTAAGTGTCCCTGTTCACT</text:p>
      <text:p text:style-name="Preformatted_20_Text"><text:s text:c="34"/>************* <text:s text:c="36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AGAGGAGTTGGACTAGATGACCTTTAAGGATTCCTTCCAACTCAAACAA</text:p>
      <text:p text:style-name="Preformatted_20_Text"><text:s text:c="84"/></text:p>
      <text:p text:style-name="Preformatted_20_Text"/>
      <text:p text:style-name="Preformatted_20_Text">CM003812.1_11286500-11300000 <text:s text:c="5"/>NNNNNNNNNNNNNATCCAGGCAAGTTAGAATTCAATATTTTATCATTCTT</text:p>
      <text:p text:style-name="Preformatted_20_Text">PRE_RM <text:s text:c="27"/>TTCTATGATTCTAATCCAGGCAAGTTAGAATTCAATATTTTATCATTCTT</text:p>
      <text:p text:style-name="Preformatted_20_Text"><text:s text:c="47"/>*************************************</text:p>
      <text:p text:style-name="Preformatted_20_Text"/>
      <text:p text:style-name="Preformatted_20_Text">CM003812.1_11286500-11300000 <text:s text:c="5"/>CTGCTGTGCAGCATTGCTACCTGTAAAGATAAGGTCACTCAAAATTATTG</text:p>
      <text:p text:style-name="Preformatted_20_Text">PRE_RM <text:s text:c="27"/>CTGCTGTGCAGCATTGCTACCTGTAAAGATAAGGTCACTCAAAATTATTG</text:p>
      <text:p text:style-name="Preformatted_20_Text"><text:s text:c="34"/>**************************************************</text:p>
      <text:p text:style-name="Preformatted_20_Text"><text:soft-page-break/></text:p>
      <text:p text:style-name="Preformatted_20_Text">CM003812.1_11286500-11300000 <text:s text:c="5"/>GCCTTGGTATTTAAAATGTATGTCATCCTACACTGCCTTGGTATGTACAG</text:p>
      <text:p text:style-name="Preformatted_20_Text">PRE_RM <text:s text:c="27"/>GCCTTGGTATTTAAAATGTATGTCATCCTACACTGCCTTGGTATGTAC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TAAGTGTCAAGAGACACATTTTTCTATAACATGATAACTTTTCACTTA</text:p>
      <text:p text:style-name="Preformatted_20_Text">PRE_RM <text:s text:c="27"/>TCTAAGTGTCAAGAGACACATTTTTCTATAACATGATAACTTTTCACT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GAGAGTCAGGAGTTTCATTATGTTTGAAACTGGGCACTAAAATGAAAA</text:p>
      <text:p text:style-name="Preformatted_20_Text">PRE_RM <text:s text:c="27"/>CTGAGAGTCAGGAGTTTCATTATGTTTGAAACTGGGCACTAAAATGAA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TCACACTGGAAATTACAGGTCTTCATCTGATACTGAACTAGCAAAACAT</text:p>
      <text:p text:style-name="Preformatted_20_Text">PRE_RM <text:s text:c="27"/>GTCACACTGGAAATTACAGGTCTTCATCTGATACTGAACTAGCAAAAC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CACTCAGCAAGGTATAAATACTTAGATGGCTAAGCACTTGTCTGCTTC</text:p>
      <text:p text:style-name="Preformatted_20_Text">PRE_RM <text:s text:c="27"/>TACACTCAGCAAGGTATAAATACTTAGATGGCTAAGCACTTGTCTGCT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CCAGCTATAAGTAAGTTAGCCTACTAGCAAATAACATGTTTATTCATG</text:p>
      <text:p text:style-name="Preformatted_20_Text">PRE_RM <text:s text:c="27"/>CTCCAGCTATAAGTAAGTTAGCCTACTAGCAAATAACATGTTTATTCAT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CTTTCTTTTAACTCGGGAAAATATTTGGACGTTTATTTAGGCTTCAAG</text:p>
      <text:p text:style-name="Preformatted_20_Text">PRE_RM <text:s text:c="27"/>ATCTTTCTTTTAACTCGGGAAAATATTTGGACGTTTATTTAGGCTTCA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CAATTCCATGAGCTTAAGAAGCTCAGAAATTAGAAAGTCATATTGATGC</text:p>
      <text:p text:style-name="Preformatted_20_Text">PRE_RM <text:s text:c="27"/>ACAATTCCATGAGCTTAAGAAGCTCAGAAATTAGAAAGTCATATTGATG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CTATGCCAATTTGAGATATGCTGGTATGCCTTTAGCCTTAAGTTACAAA</text:p>
      <text:p text:style-name="Preformatted_20_Text">PRE_RM <text:s text:c="27"/>ACTATGCCAATTTGAGATATGCTGGTATGCCTTTAGCCTTAAGTTACA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ATCATGGCAGCAATCTGAAAAGAGGAACTGCAGATGTTCTGTGTGTAAT</text:p>
      <text:p text:style-name="Preformatted_20_Text">PRE_RM <text:s text:c="27"/>GATCATGGCAGCAATCTGAAAAGAGGAACTGCAGATGTTCTGTGTGTA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TTTGATTCTCTTCAACGTGACCCACCAGAAGAGCAGGAGCATGCACAA</text:p>
      <text:p text:style-name="Preformatted_20_Text">PRE_RM <text:s text:c="27"/>TGTTTGATTCTCTTCAACGTGACCCACCAGAAGAGCAGGAGCATGCAC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ATTTTAAAAGGGAAAAGAACAGTCTAGGAAATCTTTGAGCTTTTTTCT</text:p>
      <text:p text:style-name="Preformatted_20_Text">PRE_RM <text:s text:c="27"/>AGATTTTAAAAGGGAAAAGAACAGTCTAGGAAATCTTTGAGCTTTTTT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TGTGATTTTAAGCCAGAAAAGAAAAGTTAGGCAGTTGTTAATCTAATT</text:p>
      <text:p text:style-name="Preformatted_20_Text">PRE_RM <text:s text:c="27"/>CATGTGATTTTAAGCCAGAAAAGAAAAGTTAGGCAGTTGTTAATCTAAT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CAAGTACTTCTATGAAAGAGGCAGAAAACAGCTGGAAAATGCTTCCAA</text:p>
      <text:p text:style-name="Preformatted_20_Text">PRE_RM <text:s text:c="27"/>AACAAGTACTTCTATGAAAGAGGCAGAAAACAGCTGGAAAATGCTTCC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TATTGATCTACAGTTAGAATACAAACTCACATGTGATTTTAGTATACA</text:p>
      <text:p text:style-name="Preformatted_20_Text">PRE_RM <text:s text:c="27"/>AATATTGATCTACAGTTAGAATACAAACTCACATGTGATTTTAGTATACA</text:p>
      <text:p text:style-name="Preformatted_20_Text"><text:soft-page-break/><text:s text:c="34"/>**************************************************</text:p>
      <text:p text:style-name="Preformatted_20_Text"/>
      <text:p text:style-name="Preformatted_20_Text"><office:annotation office:name="__Annotation__4376_2051518639"><dc:creator>Unknown Author</dc:creator><dc:date>2022-04-08T15:33:44</dc:date><text:p text:style-name="P3"><text:span text:style-name="T2">EXON2</text:span></text:p></office:annotation>CM003812.1_11286500-11300000 <text:s text:c="5"/>GGCAATACTGGTCTGAGGTGTTTTTTGTTTGTTTTTGATTTGACAG<text:span text:style-name="T1">CTCT</text:span></text:p>
      <text:p text:style-name="Preformatted_20_Text">PRE_RM <text:s text:c="27"/>GGCAATACTGGTCTGAGGTGTTTTTTGTTTGTTTTTGATTTGACAG<text:span text:style-name="T1">CTCT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TCAGAAAAAGCTTTCCACGGGGGGATAAGAGTACTGAAGGCTGTAG</text:span>NNNN</text:p>
      <text:p text:style-name="Preformatted_20_Text">PRE_RM <text:s text:c="27"/><text:span text:style-name="T1">TCAGAAAAAGCTTTCCACGGGGGGATAAGAGTACTGAAGGCTGTAG</text:span>ATCA</text:p>
      <text:p text:style-name="Preformatted_20_Text"><text:s text:c="34"/>********************************************** <text:s text:c="3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AGATCACAGAATGACCCGGGTTGGAAGGGACCTCAAGGATCATGTGGT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CAACCCCCCTGCCTGGCAGGGCCACCAACCATACACCTTTACTAGATC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GTTGCCCAGGGCCCCGTCCAACCTGGTCTTGAACACCTCCAAGGACGG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CATCCACAACCTCCCTGGGCAGCCTGTTCCAGGGTCTAACCACTCTCC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GTAAAGAACTTCCCCCTAACATCCAACCTAAATCTTCCCTCTTTTAAC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AAAACCATTTCCCCGTGTCCTACTATTGTCATCCCTTTCGAAGAGTTT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TCCCCTCCTGGGACTAAGTTCCCTTCAGGTATTGAAAGGCTGCAATGA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TCACCCCGCAACCTTCTCTTCTCCAGGCTGAACAAACCCAACTCCCTC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CCTGTCCTCATAGGGGAGGTGCTCCAGCCCCCTGATCATCTTCGTGGC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TCCTCTGGACCCTTTCCAAAATCTCCATGTCTTTTTTGTACTGAGGGC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CACACCTGGACACAGTACTCCAGAAGGGGACTCACAAGAGCAGAGAGG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CAATCACCTCCCTATCCCTGCTGACCACACCTCTCCTGATGGAGCCCA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<text:soft-page-break/>PRE_RM <text:s text:c="27"/>GATCCCATTTGCTTTCTGGGCTGCCAGAGCACACTGCTGGCTCATGTTG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TCTTTTGTCCATCATCTTTCGTCCTTCTCTGCCAAGCTGCTCTCAAGG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AACTCCTCCCAGCCTGTACAGGTGCCTGAAGTACTTCCAGCCCAAGTG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AAACCTTGCACTTTGCCGTGTCGAACCTCATTAGGTCCACCCAAGCCC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CTTTCCAGCCTGTCAAGGTCCCTCTGAATGGCATCCGTTCCCTCCAC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ATCGACCGCACCACTCAGCTTGGTGTTGTCAGCAAACTTGCTGAGGG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<text:span text:style-name="T1">GTTGTTGTATCT</text:span></text:p>
      <text:p text:style-name="Preformatted_20_Text">PRE_RM <text:s text:c="27"/>CACTCGATTCCCTCATCGATGTCATTAATAAAGATGTT<text:span text:style-name="T1">GTTGTTGTATCT</text:span></text:p>
      <text:p text:style-name="Preformatted_20_Text"><text:s text:c="72"/>************</text:p>
      <text:p text:style-name="Preformatted_20_Text"/>
      <text:p text:style-name="Preformatted_20_Text">CM003812.1_11286500-11300000 <text:s text:c="5"/><text:span text:style-name="T1">CCAGTAGAGAGAAAGATAAGCAGCTGCAGGGCATGGGTGCACCGTGACCC</text:span></text:p>
      <text:p text:style-name="Preformatted_20_Text">PRE_RM <text:s text:c="27"/><text:span text:style-name="T1">CCAGTAGAGAGAAAGATAAGCAGCTGCAGGGCATGGGTGCACCGTGACCC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ATGCACCTAGAAAAAG</text:span>GGTAAGCTATAGCTGAATATCTTCATAAAAGCAA</text:p>
      <text:p text:style-name="Preformatted_20_Text">PRE_RM <text:s text:c="27"/><text:span text:style-name="T1">ATGCACCTAGAAAAAG</text:span>GGTAAGCTATAGCTGAATATCTTCATAAAAGCAA</text:p>
      <text:p text:style-name="Preformatted_20_Text"><text:s text:c="34"/>**************************************************</text:p>
      <text:p text:style-name="Preformatted_20_Text"><office:annotation-end office:name="__Annotation__4376_2051518639"/></text:p>
      <text:p text:style-name="Preformatted_20_Text">CM003812.1_11286500-11300000 <text:s text:c="5"/>CAATCAAAAAAAAACATTATCCATTCATGGGAAAATGATAAACTACAGCT</text:p>
      <text:p text:style-name="Preformatted_20_Text">PRE_RM <text:s text:c="27"/>CAATCAAAAAAAAACATTATCCATTCATGGGAAAATGATAAACTACAG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CTAGAATAGCAGGTCTGTGATTTGATGAAACTCTTAATCATTTCAGACC</text:p>
      <text:p text:style-name="Preformatted_20_Text">PRE_RM <text:s text:c="27"/>CCTAGAATAGCAGGTCTGTGATTTGATGAAACTCTTAATCATTTCAGAC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AAGCCACAATAATACGGGTAGACCATGTCCAGATGTACAGAGCTAGTC</text:p>
      <text:p text:style-name="Preformatted_20_Text">PRE_RM <text:s text:c="27"/>TGAAGCCACAATAATACGGGTAGACCATGTCCAGATGTACAGAGCTAG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GTACTCACACTGAAAACTTTTGTGGAAAGAAATAGATTTTTATGGCCA</text:p>
      <text:p text:style-name="Preformatted_20_Text">PRE_RM <text:s text:c="27"/>TAGTACTCACACTGAAAACTTTTGTGGAAAGAAATAGATTTTTATGGC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GTGGACATTCCTATTAAGAACACTACTTTTTATTTTCCTTTTAAATATT</text:p>
      <text:p text:style-name="Preformatted_20_Text">PRE_RM <text:s text:c="27"/>CGTGGACATTCCTATTAAGAACACTACTTTTTATTTTCCTTTTAAATAT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AGAAGCAATCTTCACAGCCATTGAATGACACCTACAGGTGAGTTAGTT</text:p>
      <text:p text:style-name="Preformatted_20_Text">PRE_RM <text:s text:c="27"/>AAAGAAGCAATCTTCACAGCCATTGAATGACACCTACAGGTGAGTTAGTT</text:p>
      <text:p text:style-name="Preformatted_20_Text"><text:s text:c="34"/>**************************************************</text:p>
      <text:p text:style-name="Preformatted_20_Text"/>
      <text:p text:style-name="Preformatted_20_Text"><text:soft-page-break/>CM003812.1_11286500-11300000 <text:s text:c="5"/>AATATCAGCTTATGTTGTTTTATTTGTATTGGAGCTACATTTATCTCAGA</text:p>
      <text:p text:style-name="Preformatted_20_Text">PRE_RM <text:s text:c="27"/>AATATCAGCTTATGTTGTTTTATTTGTATTGGAGCTACATTTATCTCA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TTNNNNNNNNNNNNNNNNNNNNNNNNNNNNNNNGGTACAATAAAATTG</text:p>
      <text:p text:style-name="Preformatted_20_Text">PRE_RM <text:s text:c="27"/>TCTTAAAAAAAAAAAAAAAAAAAAAAAAAAAAAAAGGTACAATAAAATTG</text:p>
      <text:p text:style-name="Preformatted_20_Text"><text:s text:c="34"/>**** <text:s text:c="30"/>***************</text:p>
      <text:p text:style-name="Preformatted_20_Text"/>
      <text:p text:style-name="Preformatted_20_Text">CM003812.1_11286500-11300000 <text:s text:c="5"/>TATGGTATCTGACCCCAGAATAATTATTTTTTCACTCTTACTTTAGAACA</text:p>
      <text:p text:style-name="Preformatted_20_Text">PRE_RM <text:s text:c="27"/>TATGGTATCTGACCCCAGAATAATTATTTTTTCACTCTTACTTTAGAA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CAGTTCTTATTGTTTGTATCCTCCACACAGTAATAATTTAAATAAAATA</text:p>
      <text:p text:style-name="Preformatted_20_Text">PRE_RM <text:s text:c="27"/>CCAGTTCTTATTGTTTGTATCCTCCACACAGTAATAATTTAAATAAAA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AAATAATTATTTGTTGATATTGAATTAATATTTTCCTGTATTCTCCTAA</text:p>
      <text:p text:style-name="Preformatted_20_Text">PRE_RM <text:s text:c="27"/>GAAATAATTATTTGTTGATATTGAATTAATATTTTCCTGTATTCTCCT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TACAATTAAAAATAATTACCTATTAATGAAAAATAGTATAGAAACAAT</text:p>
      <text:p text:style-name="Preformatted_20_Text">PRE_RM <text:s text:c="27"/>CATACAATTAAAAATAATTACCTATTAATGAAAAATAGTATAGAAACA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GAAGAAATAATAACATTTTATAATAGAAAGCAGTTCTCCCATCACTTA</text:p>
      <text:p text:style-name="Preformatted_20_Text">PRE_RM <text:s text:c="27"/>TGGAAGAAATAATAACATTTTATAATAGAAAGCAGTTCTCCCATCACT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TTTCTTAGATATCTCAGTAAGGTGAAAATTTAATTTAGTAATACGGCT</text:p>
      <text:p text:style-name="Preformatted_20_Text">PRE_RM <text:s text:c="27"/>CTTTTCTTAGATATCTCAGTAAGGTGAAAATTTAATTTAGTAATACGG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TTTTTTTTCTTTTCACTTGAAGGAAGGAGATTAAAAATTGTTTATTAA</text:p>
      <text:p text:style-name="Preformatted_20_Text">PRE_RM <text:s text:c="27"/>TATTTTTTTTCTTTTCACTTGAAGGAAGGAGATTAAAAATTGTTTATT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TAATGAAAGAACAAAAAGGGAAAGATCTCAGTGAGGAATAGCTGGGAGT</text:p>
      <text:p text:style-name="Preformatted_20_Text">PRE_RM <text:s text:c="27"/>GTAATGAAAGAACAAAAAGGGAAAGATCTCAGTGAGGAATAGCTGGGA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CATTTAATGTCTATCTGGAAAAAGAAAAATGATTTATTTTCATATTAG</text:p>
      <text:p text:style-name="Preformatted_20_Text">PRE_RM <text:s text:c="27"/>ATCATTTAATGTCTATCTGGAAAAAGAAAAATGATTTATTTTCATATTAG</text:p>
      <text:p text:style-name="Preformatted_20_Text"><text:s text:c="34"/>**************************************************</text:p>
      <text:p text:style-name="Preformatted_20_Text"/>
      <text:p text:style-name="Preformatted_20_Text"><office:annotation office:name="__Annotation__4377_2051518639"><dc:creator>Unknown Author</dc:creator><dc:date>2022-04-08T15:35:46</dc:date><text:p text:style-name="P3"><text:span text:style-name="T2">EXON4</text:span></text:p></office:annotation>CM003812.1_11286500-11300000 <text:s text:c="5"/><text:span text:style-name="T1">GCTGATGCATGAAGTGACAGTTTGTATGTAATAAAGTCAATGAATGACTG</text:span></text:p>
      <text:p text:style-name="Preformatted_20_Text">PRE_RM <text:s text:c="27"/><text:span text:style-name="T1">GCTGATGCATGAAGTGACAGTTTGTATGTAATAAAGTCAATGAATGACTG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TAGAGGTTTTTCTAATGAAGGCAACTGTAAATTTCTACCACAGTCACCAT</text:span></text:p>
      <text:p text:style-name="Preformatted_20_Text">PRE_RM <text:s text:c="27"/><text:span text:style-name="T1">TAGAGGTTTTTCTAATGAAGGCAACTGTAAATTTCTACCACAGTCACCAT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GCCATGATCACTCTGACAGGCAGGAAGTGGGCAGGAAAGGCAAGA</text:span>GTATG</text:p>
      <text:p text:style-name="Preformatted_20_Text">PRE_RM <text:s text:c="27"/><text:span text:style-name="T1">GCCATGATCACTCTGACAGGCAGGAAGTGGGCAGGAAAGGCAAGA</text:span>GTATG</text:p>
      <text:p text:style-name="Preformatted_20_Text"><text:s text:c="34"/>**************************************************</text:p>
      <text:p text:style-name="Preformatted_20_Text"><office:annotation-end office:name="__Annotation__4377_2051518639"/></text:p>
      <text:p text:style-name="Preformatted_20_Text">CM003812.1_11286500-11300000 <text:s text:c="5"/>TAATGAACAAAAACATAGTTTGGGGCACTGTAAAGAATCTGGAGCTGTAT</text:p>
      <text:p text:style-name="Preformatted_20_Text">PRE_RM <text:s text:c="27"/>TAATGAACAAAAACATAGTTTGGGGCACTGTAAAGAATCTGGAGCTGTAT</text:p>
      <text:p text:style-name="Preformatted_20_Text"><text:s text:c="34"/>**************************************************</text:p>
      <text:p text:style-name="Preformatted_20_Text"><text:soft-page-break/></text:p>
      <text:p text:style-name="Preformatted_20_Text">CM003812.1_11286500-11300000 <text:s text:c="5"/>CCAGTGGCAACAGAAAACAGTGGGGCATACAGGCATTCCCTGAAGTGGAA</text:p>
      <text:p text:style-name="Preformatted_20_Text">PRE_RM <text:s text:c="27"/>CCAGTGGCAACAGAAAACAGTGGGGCATACAGGCATTCCCTGAAGTGG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ATGTTCTCATTTGTGCATTGAAATGCAACATAGCTTTTGGAAGAATAT</text:p>
      <text:p text:style-name="Preformatted_20_Text">PRE_RM <text:s text:c="27"/>TCATGTTCTCATTTGTGCATTGAAATGCAACATAGCTTTTGGAAGAAT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GACAACTGTTTTATGTTTTGTACTTGAAGATGATAAGTATCTATCCAG</text:p>
      <text:p text:style-name="Preformatted_20_Text">PRE_RM <text:s text:c="27"/>CTGACAACTGTTTTATGTTTTGTACTTGAAGATGATAAGTATCTATCC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CAGAAAATTCGAAGTAAATCAAGCATCATGCTAATATGCAGAACCATAC</text:p>
      <text:p text:style-name="Preformatted_20_Text">PRE_RM <text:s text:c="27"/>ACAGAAAATTCGAAGTAAATCAAGCATCATGCTAATATGCAGAACCATA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AGGATATCAATACTCTTAGAGNNNNNNNNNNNNNNNNNNNNNNNNNNN</text:p>
      <text:p text:style-name="Preformatted_20_Text">PRE_RM <text:s text:c="27"/>ATAGGATATCAATACTCTTAGAGATATTATTTAAATATTTATATGTATGT</text:p>
      <text:p text:style-name="Preformatted_20_Text"><text:s text:c="34"/>*********************** <text:s text:c="26"/></text:p>
      <text:p text:style-name="Preformatted_20_Text"/>
      <text:p text:style-name="Preformatted_20_Text">CM003812.1_11286500-11300000 <text:s text:c="5"/>NNNNNNNNNNNNNNNATTTTTTTTAAGTAACATTTCGTAAAGAATCAGTC</text:p>
      <text:p text:style-name="Preformatted_20_Text">PRE_RM <text:s text:c="27"/>ATGTGTATATATATAATTTTTTTTAAGTAACATTTCGTAAAGAATCAGTC</text:p>
      <text:p text:style-name="Preformatted_20_Text"><text:s text:c="49"/>***********************************</text:p>
      <text:p text:style-name="Preformatted_20_Text"/>
      <text:p text:style-name="Preformatted_20_Text">CM003812.1_11286500-11300000 <text:s text:c="5"/>ATTCCGAATTACTTTACTTACACACTGCAGCTTTAGTTTTTCAGTATTAC</text:p>
      <text:p text:style-name="Preformatted_20_Text">PRE_RM <text:s text:c="27"/>ATTCCGAATTACTTTACTTACACACTGCAGCTTTAGTTTTTCAGTATTA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TCTTCTCTTCCCCAGAAAGTGGAGCAGATGAAGACATAGTATGCTACA</text:p>
      <text:p text:style-name="Preformatted_20_Text">PRE_RM <text:s text:c="27"/>ATTCTTCTCTTCCCCAGAAAGTGGAGCAGATGAAGACATAGTATGCTA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TACCACCTTGTGTTGAGATGAAAAGGGTGCAGTCTGCATTTCATTGTGG</text:p>
      <text:p text:style-name="Preformatted_20_Text">PRE_RM <text:s text:c="27"/>GTACCACCTTGTGTTGAGATGAAAAGGGTGCAGTCTGCATTTCATTGTG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CAGCATGACTGCCCAACAGTCATCCTCTGTAGCAAGGAGGAATAAGCT</text:p>
      <text:p text:style-name="Preformatted_20_Text">PRE_RM <text:s text:c="27"/>AACAGCATGACTGCCCAACAGTCATCCTCTGTAGCAAGGAGGAATAAG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TATAGGTATTTTTTGAAGCAGATTTTTTAATTATCTCTATTCTGATAAA</text:p>
      <text:p text:style-name="Preformatted_20_Text">PRE_RM <text:s text:c="27"/>TTATAGGTATTTTTTGAAGCAGATTTTTTAATTATCTCTATTCTGATA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TACTGAAACCTTTCATGAGACATGCATAGAAGTTTAGTAGTGATGCTGG</text:p>
      <text:p text:style-name="Preformatted_20_Text">PRE_RM <text:s text:c="27"/>TTACTGAAACCTTTCATGAGACATGCATAGAAGTTTAGTAGTGATGCTG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ACTTGAAACCCATTTTCCAGACTCAGCTAGTTACAGGGACTTGTATCA</text:p>
      <text:p text:style-name="Preformatted_20_Text">PRE_RM <text:s text:c="27"/>CAACTTGAAACCCATTTTCCAGACTCAGCTAGTTACAGGGACTTGTAT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CATAAAATATTGTGGTCATTGGAAAGACTGAAAGCCTTACAAATAGAA</text:p>
      <text:p text:style-name="Preformatted_20_Text">PRE_RM <text:s text:c="27"/>GCCATAAAATATTGTGGTCATTGGAAAGACTGAAAGCCTTACAAATAG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CTATAGAATGTGACAGAAAGGCAGAGCAAATAAACATACAAACAAAAT</text:p>
      <text:p text:style-name="Preformatted_20_Text">PRE_RM <text:s text:c="27"/>TGCTATAGAATGTGACAGAAAGGCAGAGCAAATAAACATACAAACAAAAT</text:p>
      <text:p text:style-name="Preformatted_20_Text"><text:soft-page-break/><text:s text:c="34"/>**************************************************</text:p>
      <text:p text:style-name="Preformatted_20_Text"/>
      <text:p text:style-name="Preformatted_20_Text">CM003812.1_11286500-11300000 <text:s text:c="5"/>GCAATGTGGGATCCCCAAAGAAGCAACTGCTTCCATAATTATCTTCTGAA</text:p>
      <text:p text:style-name="Preformatted_20_Text">PRE_RM <text:s text:c="27"/>GCAATGTGGGATCCCCAAAGAAGCAACTGCTTCCATAATTATCTTCTG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TTGGTATATAGGTATAGAGAACTACTTCACCCCATGTGATCACTTTTG</text:p>
      <text:p text:style-name="Preformatted_20_Text">PRE_RM <text:s text:c="27"/>CATTGGTATATAGGTATAGAGAACTACTTCACCCCATGTGATCACTTTT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GGGTTTGAGATGGTTCAGATTTCCTCTCCTTCAGAGAATTCTACTACTC</text:p>
      <text:p text:style-name="Preformatted_20_Text">PRE_RM <text:s text:c="27"/>GGGGTTTGAGATGGTTCAGATTTCCTCTCCTTCAGAGAATTCTACTAC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CCAAATCACTCCCTAAGAGAAGAGACGAAGCTGGGAGTAGCTGTATAT</text:p>
      <text:p text:style-name="Preformatted_20_Text">PRE_RM <text:s text:c="27"/>CTCCAAATCACTCCCTAAGAGAAGAGACGAAGCTGGGAGTAGCTGTAT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CCTACATATAGATTTTGTGAACTCTTGATACCAATGGTCCCATCAGCA</text:p>
      <text:p text:style-name="Preformatted_20_Text">PRE_RM <text:s text:c="27"/>TCCCTACATATAGATTTTGTGAACTCTTGATACCAATGGTCCCATCAG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CAAAGTAATATAAGTTCCGGGGANNNNNNNNNNNNNNNNNNCCAGGAT</text:p>
      <text:p text:style-name="Preformatted_20_Text">PRE_RM <text:s text:c="27"/>AACAAAGTAATATAAGTTCCGGGGAAATAATAATAATAATAATCCAGGAT</text:p>
      <text:p text:style-name="Preformatted_20_Text"><text:s text:c="34"/>************************* <text:s text:c="17"/>*******</text:p>
      <text:p text:style-name="Preformatted_20_Text"/>
      <text:p text:style-name="Preformatted_20_Text">CM003812.1_11286500-11300000 <text:s text:c="5"/>AAAAGTGGCTGTTGATGTGTGCTTTTTGAACCTACATGAATCACCTCATA</text:p>
      <text:p text:style-name="Preformatted_20_Text">PRE_RM <text:s text:c="27"/>AAAAGTGGCTGTTGATGTGTGCTTTTTGAACCTACATGAATCACCTCA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TTGTAAATATTTGGCAGATTTTTTTCCTACTTANNNNNNNNNNNNNNNN</text:p>
      <text:p text:style-name="Preformatted_20_Text">PRE_RM <text:s text:c="27"/>TTTGTAAATATTTGGCAGATTTTTTTCCTACTTATTATTTTATTTTATTT</text:p>
      <text:p text:style-name="Preformatted_20_Text"><text:s text:c="34"/>********************************** <text:s text:c="15"/></text:p>
      <text:p text:style-name="Preformatted_20_Text"/>
      <text:p text:style-name="Preformatted_20_Text">CM003812.1_11286500-11300000 <text:s text:c="5"/>NNNNNNNNNNNNNNNNNNNNNNNNNNNNNNNNNNNNNNNNNNNNNNTCCC</text:p>
      <text:p text:style-name="Preformatted_20_Text">PRE_RM <text:s text:c="27"/>TATTTTATTTTATTTTATTTTATTTTATTTTATTTTATTTTATTTTTCCC</text:p>
      <text:p text:style-name="Preformatted_20_Text"><text:s text:c="80"/>****</text:p>
      <text:p text:style-name="Preformatted_20_Text"/>
      <text:p text:style-name="Preformatted_20_Text">CM003812.1_11286500-11300000 <text:s text:c="5"/>AAGCTTAATTCAAGTGCTTTAGATATTCAAATTGAGATATTTTAAATCAT</text:p>
      <text:p text:style-name="Preformatted_20_Text">PRE_RM <text:s text:c="27"/>AAGCTTAATTCAAGTGCTTTAGATATTCAAATTGAGATATTTTAAATC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TTTGTAGTCTGGCTGTTCAGGAGTTTTAGGGGNNNNNNNNNNNNNNNN</text:p>
      <text:p text:style-name="Preformatted_20_Text">PRE_RM <text:s text:c="27"/>ATTTTGTAGTCTGGCTGTTCAGGAGTTTTAGGGGAAAAAAAAGAAAAAAA</text:p>
      <text:p text:style-name="Preformatted_20_Text"><text:s text:c="34"/>********************************** <text:s text:c="15"/></text:p>
      <text:p text:style-name="Preformatted_20_Text"/>
      <text:p text:style-name="Preformatted_20_Text">CM003812.1_11286500-11300000 <text:s text:c="5"/>NNNNNNNTTTTTAATGTCTGATTGCCTTCACACTACAGAAACTCAGAGAA</text:p>
      <text:p text:style-name="Preformatted_20_Text">PRE_RM <text:s text:c="27"/>AAAAGAATTTTTAATGTCTGATTGCCTTCACACTACAGAAACTCAGAGAA</text:p>
      <text:p text:style-name="Preformatted_20_Text"><text:s text:c="41"/>*******************************************</text:p>
      <text:p text:style-name="Preformatted_20_Text"/>
      <text:p text:style-name="Preformatted_20_Text">CM003812.1_11286500-11300000 <text:s text:c="5"/>CTGTTGATACTTCTGAAATTATACTCTCATTTTCACACAGCTAATATGCC</text:p>
      <text:p text:style-name="Preformatted_20_Text">PRE_RM <text:s text:c="27"/>CTGTTGATACTTCTGAAATTATACTCTCATTTTCACACAGCTAATATGC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TCTGTGAGACATGGCATGCCCAGCCAGCTATGAGGATGGGGACACAGT</text:p>
      <text:p text:style-name="Preformatted_20_Text">PRE_RM <text:s text:c="27"/>TGTCTGTGAGACATGGCATGCCCAGCCAGCTATGAGGATGGGGACACA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GTGAGCTCTCGCATCAGGATGTGTAACAAAGTGTGACCAAAAAAGGGG</text:p>
      <text:p text:style-name="Preformatted_20_Text"><text:soft-page-break/>PRE_RM <text:s text:c="27"/>CTGTGAGCTCTCGCATCAGGATGTGTAACAAAGTGTGACCAAAAAAGGG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TACATGGATCATCAAAGAAGAGTGTAGCAAAAATAGGTTTTTTTTGGA</text:p>
      <text:p text:style-name="Preformatted_20_Text">PRE_RM <text:s text:c="27"/>AATACATGGATCATCAAAGAAGAGTGTAGCAAAAATAGGTTTTTTTTG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TTTGTGTTTGTTGCCTTCTCAACATCTGAGTCTCTTCTCTATGGCCCAT</text:p>
      <text:p text:style-name="Preformatted_20_Text">PRE_RM <text:s text:c="27"/>GTTTGTGTTTGTTGCCTTCTCAACATCTGAGTCTCTTCTCTATGGCCC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CATTCTCAGCAACTTGGGTATCTTGAGATCATGCTGCACATGCTGCCTG</text:p>
      <text:p text:style-name="Preformatted_20_Text">PRE_RM <text:s text:c="27"/>CCATTCTCAGCAACTTGGGTATCTTGAGATCATGCTGCACATGCTGCCT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TGCAGAGTGTTGTATTAGGCGAAATCGGACCCTCGGGATGTAACGTGA</text:p>
      <text:p text:style-name="Preformatted_20_Text">PRE_RM <text:s text:c="27"/>AATGCAGAGTGTTGTATTAGGCGAAATCGGACCCTCGGGATGTAACGT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GGCCCTCCTCTGCTGGGTCATGCATACGTAAAAAAGATAAAGATGAAA</text:p>
      <text:p text:style-name="Preformatted_20_Text">PRE_RM <text:s text:c="27"/>TAGGCCCTCCTCTGCTGGGTCATGCATACGTAAAAAAGATAAAGATGA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GGATACCTATATAAGGGACCCTCACATTCCAATAAACGCCATTTTACC</text:p>
      <text:p text:style-name="Preformatted_20_Text">PRE_RM <text:s text:c="27"/>CAGGATACCTATATAAGGGACCCTCACATTCCAATAAACGCCATTTTAC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TCACCATAATGGTGTAACAAACAGCTGTGACTTGGTCGGGGCCGTCGA</text:p>
      <text:p text:style-name="Preformatted_20_Text">PRE_RM <text:s text:c="27"/>GCTCACCATAATGGTGTAACAAACAGCTGTGACTTGGTCGGGGCCGTC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CACATTCACAAAGGGACTTGACTTTCCAGGTTACCAGATTGAGGTAAC</text:p>
      <text:p text:style-name="Preformatted_20_Text">PRE_RM <text:s text:c="27"/>TACACATTCACAAAGGGACTTGACTTTCCAGGTTACCAGATTGAGGTAA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CAGAGCANNNNNNNNNNNNNNNNNNNNNNNNNNNNNNNNNCCCCCATC</text:p>
      <text:p text:style-name="Preformatted_20_Text">PRE_RM <text:s text:c="27"/>AGCAGAGCATTCTTTTTTTTTTTTTTTTTCCCCTTCTTTTTTCCCCCATC</text:p>
      <text:p text:style-name="Preformatted_20_Text"><text:s text:c="34"/>********* <text:s text:c="32"/>********</text:p>
      <text:p text:style-name="Preformatted_20_Text"/>
      <text:p text:style-name="Preformatted_20_Text">CM003812.1_11286500-11300000 <text:s text:c="5"/>TGTGAAAACCCTGCATTTATAGATGTACATTGCCATTGAGATTGCCAGTG</text:p>
      <text:p text:style-name="Preformatted_20_Text">PRE_RM <text:s text:c="27"/>TGTGAAAACCCTGCATTTATAGATGTACATTGCCATTGAGATTGCCAGT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GTATTGTGTTCCCCTTTTCTTCTGAAGACAAGACTTTCTGCATAGATC</text:p>
      <text:p text:style-name="Preformatted_20_Text">PRE_RM <text:s text:c="27"/>AGGTATTGTGTTCCCCTTTTCTTCTGAAGACAAGACTTTCTGCATAGA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CATCTCCTCTTGGACATCATCTTCTCTCTACATAGTGATATGTTTTTTC</text:p>
      <text:p text:style-name="Preformatted_20_Text">PRE_RM <text:s text:c="27"/>ACATCTCCTCTTGGACATCATCTTCTCTCTACATAGTGATATGTTTTT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TACAAGTTTATGGTCACAAATATAGCTAAGCAGATGCACACAGCCTTG</text:p>
      <text:p text:style-name="Preformatted_20_Text">PRE_RM <text:s text:c="27"/>TATACAAGTTTATGGTCACAAATATAGCTAAGCAGATGCACACAGCCTT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GAGCGTGGCTCTCCAGGGAGGTTGAATACACAAGGAAACTGCATAAGAA</text:p>
      <text:p text:style-name="Preformatted_20_Text">PRE_RM <text:s text:c="27"/>GGAGCGTGGCTCTCCAGGGAGGTTGAATACACAAGGAAACTGCATAAGAA</text:p>
      <text:p text:style-name="Preformatted_20_Text"><text:s text:c="34"/>**************************************************</text:p>
      <text:p text:style-name="Preformatted_20_Text"/>
      <text:p text:style-name="Preformatted_20_Text"><text:soft-page-break/>CM003812.1_11286500-11300000 <text:s text:c="5"/>CTCCCATGAGATAAGTAAAATTACTGATTTTAGCTGAAGCACATTCTTCA</text:p>
      <text:p text:style-name="Preformatted_20_Text">PRE_RM <text:s text:c="27"/>CTCCCATGAGATAAGTAAAATTACTGATTTTAGCTGAAGCACATTCTT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TGAATCAAATTATTCTGAGATTCAATTATGTGCTTCTTTTGTGANNNN</text:p>
      <text:p text:style-name="Preformatted_20_Text">PRE_RM <text:s text:c="27"/>GCTGAATCAAATTATTCTGAGATTCAATTATGTGCTTCTTTTGTGAAATC</text:p>
      <text:p text:style-name="Preformatted_20_Text"><text:s text:c="34"/>********************************************** <text:s text:c="3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CTGAATCACTAAGGTTGGAAAAGGCCTGTAAAATCATCCGGTCCAAC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CCACCTACCACCAGTAATGTACACAAAAGCATGTTCCTTAGCTCTGTA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TACAGGCTTTTAGGTTCCTTGTAAATCTACAGAGACAGTGACTGAACA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CTCCATGGACAGCCTGTTTCAGAGCCTGATCACTCTTTCAGGGAAGAA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TATTAGTAATATCCAACCTGAAAGTCCCCTGGCACATGAGGCCACTCC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CTTATCCTACTGCTGTTACTTGGAAAAAGAGACAGACTGCCAACTCAT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CAACCTCCTTTCAGGTAGTTGTAGAGGTCAGTAGATCCTCCCCTGAGC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CCTCTTCTCTAGACTAAGCAAACCCATTTCCCTCAGCTATTCCTCATA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AATGAAAACAGAATTTTCAA</text:p>
      <text:p text:style-name="Preformatted_20_Text">PRE_RM <text:s text:c="27"/>GTCTTGTGCTCCTGACCCCTCAGCACCTCCAATGAAAACAGAATTTTCAA</text:p>
      <text:p text:style-name="Preformatted_20_Text"><text:s text:c="64"/>********************</text:p>
      <text:p text:style-name="Preformatted_20_Text"/>
      <text:p text:style-name="Preformatted_20_Text">CM003812.1_11286500-11300000 <text:s text:c="5"/>GGAGAAAAATCAAACATCTTAGTAAATTTTAGAAAGGTTCTTGGTCAAAA</text:p>
      <text:p text:style-name="Preformatted_20_Text">PRE_RM <text:s text:c="27"/>GGAGAAAAATCAAACATCTTAGTAAATTTTAGAAAGGTTCTTGGTCAA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TATTTTTCTACTATAAAATGCCATCCAGCCTTTACTAACACTTTCTGT</text:p>
      <text:p text:style-name="Preformatted_20_Text">PRE_RM <text:s text:c="27"/>TATATTTTTCTACTATAAAATGCCATCCAGCCTTTACTAACACTTTCT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AATGACTTTGTTATCTGGCTAAAACATTTGAACATTATTCTTTGTGTT</text:p>
      <text:p text:style-name="Preformatted_20_Text">PRE_RM <text:s text:c="27"/>AGAATGACTTTGTTATCTGGCTAAAACATTTGAACATTATTCTTTGTGT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TAAGTCAATATTCACATCTGTGTTTGTCTTATATGATTGTTACTGATAA</text:p>
      <text:p text:style-name="Preformatted_20_Text">PRE_RM <text:s text:c="27"/>CTAAGTCAATATTCACATCTGTGTTTGTCTTATATGATTGTTACTGATAA</text:p>
      <text:p text:style-name="Preformatted_20_Text"><text:s text:c="34"/>**************************************************</text:p>
      <text:p text:style-name="Preformatted_20_Text"><text:soft-page-break/></text:p>
      <text:p text:style-name="Preformatted_20_Text">CM003812.1_11286500-11300000 <text:s text:c="5"/>GCTAAGTGCATTGTGCAGTTTTAGAGTGCAACATAGATATTTTTTTAACT</text:p>
      <text:p text:style-name="Preformatted_20_Text">PRE_RM <text:s text:c="27"/>GCTAAGTGCATTGTGCAGTTTTAGAGTGCAACATAGATATTTTTTTAACT</text:p>
      <text:p text:style-name="Preformatted_20_Text"><text:s text:c="34"/>**************************************************</text:p>
      <text:p text:style-name="Preformatted_20_Text"><office:annotation office:name="__Annotation__4379_2051518639"><dc:creator>Unknown Author</dc:creator><dc:date>2022-04-08T15:37:13</dc:date><text:p text:style-name="P3"><text:span text:style-name="T2">EXON6</text:span></text:p></office:annotation></text:p>
      <text:p text:style-name="Preformatted_20_Text">CM003812.1_11286500-11300000 <text:s text:c="5"/>GTCCTGATTTCTCATGCAAGTTTTTCATCCTCTTTACTAAG<text:span text:style-name="T1">ATAGAAGCA</text:span></text:p>
      <text:p text:style-name="Preformatted_20_Text">PRE_RM <text:s text:c="27"/>GTCCTGATTTCTCATGCAAGTTTTTCATCCTCTTTACTAAG<text:span text:style-name="T1">ATAGAAGCA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GACAAAATCTTCACATTTAAGTTCTAGCATGATTACAAAATAAGTTATGA</text:span></text:p>
      <text:p text:style-name="Preformatted_20_Text">PRE_RM <text:s text:c="27"/><text:span text:style-name="T1">GACAAAATCTTCACATTTAAGTTCTAGCATGATTACAAAATAAGTTATGA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GAGGTCTAAACAGACAAACAAAAACCTACACCTACTGGAGGGACTAGCAG</text:span></text:p>
      <text:p text:style-name="Preformatted_20_Text">PRE_RM <text:s text:c="27"/><text:span text:style-name="T1">GAGGTCTAAACAGACAAACAAAAACCTACACCTACTGGAGGGACTAGCAG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GAATACTTCCGGAGCTAATTTAAAGTTTCACTATAACTATACTGTAAGTT</text:span></text:p>
      <text:p text:style-name="Preformatted_20_Text">PRE_RM <text:s text:c="27"/><text:span text:style-name="T1">GAATACTTCCGGAGCTAATTTAAAGTTTCACTATAACTATACTGTAAGTT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TCAGTTCTGTGTTACATAGCTTCATGAGAACA</text:span>ATAAGCCTGATCAAGCTA</text:p>
      <text:p text:style-name="Preformatted_20_Text">PRE_RM <text:s text:c="27"/><text:span text:style-name="T1">TCAGTTCTGTGTTACATAGCTTCATGAGAACA</text:span>ATAAGCCTGATCAAGCTA</text:p>
      <text:p text:style-name="Preformatted_20_Text"><text:s text:c="34"/>**************************************************</text:p>
      <text:p text:style-name="Preformatted_20_Text"><office:annotation-end office:name="__Annotation__4379_2051518639"/></text:p>
      <text:p text:style-name="Preformatted_20_Text">CM003812.1_11286500-11300000 <text:s text:c="5"/>AAATGTTTAATTTTATTACTCTAAAGCCAGCAAAATTTATATAGTTTTAG</text:p>
      <text:p text:style-name="Preformatted_20_Text">PRE_RM <text:s text:c="27"/>AAATGTTTAATTTTATTACTCTAAAGCCAGCAAAATTTATATAGTTTT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TAAAGGCAGAAGCAGCATAGAGACATCAGAACAGGAAAGGATTTTGCA</text:p>
      <text:p text:style-name="Preformatted_20_Text">PRE_RM <text:s text:c="27"/>AATAAAGGCAGAAGCAGCATAGAGACATCAGAACAGGAAAGGATTTTG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ATGTTGAACAGTGAGAACATTTGTATCAAGTAAACTTTATTCAGATAGA</text:p>
      <text:p text:style-name="Preformatted_20_Text">PRE_RM <text:s text:c="27"/>CATGTTGAACAGTGAGAACATTTGTATCAAGTAAACTTTATTCAGATA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TAGAGGCCCAGAGATTTCCTCTAGCCCTAAGGGAATGTGAATCAGCAG</text:p>
      <text:p text:style-name="Preformatted_20_Text">PRE_RM <text:s text:c="27"/>TGTAGAGGCCCAGAGATTTCCTCTAGCCCTAAGGGAATGTGAATCAGC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TAAGATGCCTTAAATGGTGCCAGCTGACACAGCAGTCAGCTGCTAAAT</text:p>
      <text:p text:style-name="Preformatted_20_Text">PRE_RM <text:s text:c="27"/>TCTAAGATGCCTTAAATGGTGCCAGCTGACACAGCAGTCAGCTGCTAA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CTTCTATATAACCCCTACTAGGCACTGGCACTGCTATTAAATGTAAGA</text:p>
      <text:p text:style-name="Preformatted_20_Text">PRE_RM <text:s text:c="27"/>TCCTTCTATATAACCCCTACTAGGCACTGGCACTGCTATTAAATGTAA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TGCAGATAATAATGGGGTTTGTAAGGCAAGTGCCTTAACTGCAGCTGT</text:p>
      <text:p text:style-name="Preformatted_20_Text">PRE_RM <text:s text:c="27"/>GCTGCAGATAATAATGGGGTTTGTAAGGCAAGTGCCTTAACTGCAGCT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TTACAAGGTGTCATACGTCACAGACAGAAGCTAGGGATATCTATTTTAG</text:p>
      <text:p text:style-name="Preformatted_20_Text">PRE_RM <text:s text:c="27"/>TTTACAAGGTGTCATACGTCACAGACAGAAGCTAGGGATATCTATTTT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ATATAATGTAAAACCGAACAGTGTGATTTAACATTAGATGTAGAATGTA</text:p>
      <text:p text:style-name="Preformatted_20_Text">PRE_RM <text:s text:c="27"/>GATATAATGTAAAACCGAACAGTGTGATTTAACATTAGATGTAGAATGTA</text:p>
      <text:p text:style-name="Preformatted_20_Text"><text:soft-page-break/><text:s text:c="34"/>**************************************************</text:p>
      <text:p text:style-name="Preformatted_20_Text"/>
      <text:p text:style-name="Preformatted_20_Text">CM003812.1_11286500-11300000 <text:s text:c="5"/>TGAGTTGTATGCCTCAAAAGGATATTTCTCCTGTTCAGTCTTCATTTTAT</text:p>
      <text:p text:style-name="Preformatted_20_Text">PRE_RM <text:s text:c="27"/>TGAGTTGTATGCCTCAAAAGGATATTTCTCCTGTTCAGTCTTCATTTT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CTTTTAGAATGTTTGCTTTGTTTCATATCATTTTTAATTGGTGCTGTGC</text:p>
      <text:p text:style-name="Preformatted_20_Text">PRE_RM <text:s text:c="27"/>TCTTTTAGAATGTTTGCTTTGTTTCATATCATTTTTAATTGGTGCTGTG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CCTTCATGCATACAGTCTGAGAATAGCAGAGAGTGATCCAGAATAAGAGA</text:p>
      <text:p text:style-name="Preformatted_20_Text">PRE_RM <text:s text:c="27"/>CCTTCATGCATACAGTCTGAGAATAGCAGAGAGTGATCCAGAATAAGA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AATTTAGTTCTGTTCTGAAAATAAACAAAGGCAAAACTCCAGCTGACCT</text:p>
      <text:p text:style-name="Preformatted_20_Text">PRE_RM <text:s text:c="27"/>GAATTTAGTTCTGTTCTGAAAATAAACAAAGGCAAAACTCCAGCTGACC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GTAGGCATGCAGGAATAGCTTCCATTATCTGGCAAGCCATATGGAATT</text:p>
      <text:p text:style-name="Preformatted_20_Text">PRE_RM <text:s text:c="27"/>TAGTAGGCATGCAGGAATAGCTTCCATTATCTGGCAAGCCATATGGAAT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TTATTCTGTTATAAAAGTTGAGATCTTTACATACTATACCTAAAAAGA</text:p>
      <text:p text:style-name="Preformatted_20_Text">PRE_RM <text:s text:c="27"/>ATTTATTCTGTTATAAAAGTTGAGATCTTTACATACTATACCTAAAAA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GACTTGCCAAAATGATCTCAAAAGTAATTAGCAAGGAAAGAGATCTGCA</text:p>
      <text:p text:style-name="Preformatted_20_Text">PRE_RM <text:s text:c="27"/>AGACTTGCCAAAATGATCTCAAAAGTAATTAGCAAGGAAAGAGATCTG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AACAGTCTGAACTTCTTGGTGCTTCCTCGGTTTTAATTTGAGAAGTTTT</text:p>
      <text:p text:style-name="Preformatted_20_Text">PRE_RM <text:s text:c="27"/>GAACAGTCTGAACTTCTTGGTGCTTCCTCGGTTTTAATTTGAGAAGTTT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CTTCTGTTAAGCAAGTTTGTTCCTGTCCAAAATACTAGGTAAGATACC</text:p>
      <text:p text:style-name="Preformatted_20_Text">PRE_RM <text:s text:c="27"/>TACTTCTGTTAAGCAAGTTTGTTCCTGTCCAAAATACTAGGTAAGATAC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CGTTTTAAAGTGCTGTAGTTTATAAGTAAAATAGATTTTCCTGCTGTAC</text:p>
      <text:p text:style-name="Preformatted_20_Text">PRE_RM <text:s text:c="27"/>ACGTTTTAAAGTGCTGTAGTTTATAAGTAAAATAGATTTTCCTGCTGTAC</text:p>
      <text:p text:style-name="Preformatted_20_Text"><text:s text:c="34"/>**************************************************</text:p>
      <text:p text:style-name="Preformatted_20_Text"/>
      <text:p text:style-name="Preformatted_20_Text"><office:annotation office:name="__Annotation__4386_2051518639"><dc:creator>Unknown Author</dc:creator><dc:date>2022-04-08T15:38:02</dc:date><text:p text:style-name="P3"><text:span text:style-name="T2">EXON7</text:span></text:p></office:annotation>CM003812.1_11286500-11300000 <text:s text:c="5"/>TGCATACCAGAACAGCCCTCACATCTGCTTTCTTTTCTCTGCATTAAGA<text:span text:style-name="T1">A</text:span></text:p>
      <text:p text:style-name="Preformatted_20_Text">PRE_RM <text:s text:c="27"/>TGCATACCAGAACAGCCCTCACATCTGCTTTCTTTTCTCTGCATTAAGA<text:span text:style-name="T1">A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CCAAACATTTTTGTATATAAAAGAAATATTCACCTTGCAAGATTCCAAAT</text:span></text:p>
      <text:p text:style-name="Preformatted_20_Text">PRE_RM <text:s text:c="27"/><text:span text:style-name="T1">CCAAACATTTTTGTATATAAAAGAAATATTCACCTTGCAAGATTCCAAAT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GCGAAGTTGTGGTATTCAGCTCATAGTTTACAGTGGAAATTTCCTTACTT</text:span></text:p>
      <text:p text:style-name="Preformatted_20_Text">PRE_RM <text:s text:c="27"/><text:span text:style-name="T1">GCGAAGTTGTGGTATTCAGCTCATAGTTTACAGTGGAAATTTCCTTACTT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TCATTAAGATAGGATAGTGTTAATTTAATATTCACTTACACAGTTGAGAA</text:span></text:p>
      <text:p text:style-name="Preformatted_20_Text">PRE_RM <text:s text:c="27"/><text:span text:style-name="T1">TCATTAAGATAGGATAGTGTTAATTTAATATTCACTTACACAGTTGAGAA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ACATATATTTCTGCTGAATTAAAGTGACTGTTCTGGACTAA</text:span>GTTAGAAAA</text:p>
      <text:p text:style-name="Preformatted_20_Text"><text:soft-page-break/>PRE_RM <text:s text:c="27"/><text:span text:style-name="T1">ACATATATTTCTGCTGAATTAAAGTGACTGTTCTGGACTAA</text:span>GTTAGAAAA</text:p>
      <text:p text:style-name="Preformatted_20_Text"><text:s text:c="34"/>**************************************************</text:p>
      <text:p text:style-name="Preformatted_20_Text"><office:annotation-end office:name="__Annotation__4386_2051518639"/></text:p>
      <text:p text:style-name="Preformatted_20_Text">CM003812.1_11286500-11300000 <text:s text:c="5"/>GGCAATTGCTGTGCTGATTTTGAAGGCCAGAATATATGTACCTGCTGCAT</text:p>
      <text:p text:style-name="Preformatted_20_Text">PRE_RM <text:s text:c="27"/>GGCAATTGCTGTGCTGATTTTGAAGGCCAGAATATATGTACCTGCTGC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AAGCATGAACAGCAACAGTATCACTGATTGATATTGAGAAATTGCAAAG</text:p>
      <text:p text:style-name="Preformatted_20_Text">PRE_RM <text:s text:c="27"/>GAAGCATGAACAGCAACAGTATCACTGATTGATATTGAGAAATTGCAAAG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GACACCAGGCAAAATGTAAAATCTGTACCCCAGTATTATTCTGTTAAGT</text:p>
      <text:p text:style-name="Preformatted_20_Text">PRE_RM <text:s text:c="27"/>GGACACCAGGCAAAATGTAAAATCTGTACCCCAGTATTATTCTGTTAA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TTTGGAGATCATTGTGATTCTTATAATAAGAATCTGTATAAAGCAAAAT</text:p>
      <text:p text:style-name="Preformatted_20_Text">PRE_RM <text:s text:c="27"/>ATTTGGAGATCATTGTGATTCTTATAATAAGAATCTGTATAAAGCAAAA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ATTTCTGAACATAAGGTAAGGCACCAGCCATTAAATTTGAGTTTAATAT</text:p>
      <text:p text:style-name="Preformatted_20_Text">PRE_RM <text:s text:c="27"/>TATTTCTGAACATAAGGTAAGGCACCAGCCATTAAATTTGAGTTTAATAT</text:p>
      <text:p text:style-name="Preformatted_20_Text"><text:s text:c="34"/>**************************************************</text:p>
      <text:p text:style-name="Preformatted_20_Text"/>
      <text:p text:style-name="Preformatted_20_Text"><office:annotation office:name="__Annotation__4395_2051518639"><dc:creator>Unknown Author</dc:creator><dc:date>2022-04-08T15:38:15</dc:date><text:p text:style-name="P3"><text:span text:style-name="T2">EXON9</text:span></text:p></office:annotation>CM003812.1_11286500-11300000 <text:s text:c="5"/>ATAGAAATTATGTGTTGAAGT<text:span text:style-name="T1">TTACTGTGAAATCCAAAATGGCTGTCATA</text:span></text:p>
      <text:p text:style-name="Preformatted_20_Text">PRE_RM <text:s text:c="27"/>ATAGAAATTATGTGTTGAAGT<text:span text:style-name="T1">TTACTGTGAAATCCAAAATGGCTGTCATA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GACTACAGGATGCTTGGTTGATGCTCCAACAAAGTGTCAGTACAGTATCT</text:span></text:p>
      <text:p text:style-name="Preformatted_20_Text">PRE_RM <text:s text:c="27"/><text:span text:style-name="T1">GACTACAGGATGCTTGGTTGATGCTCCAACAAAGTGTCAGTACAGTATCT</text:span>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<text:span text:style-name="T1">TCACAGCTGCAGCTGTTTCAAAGATTGCCTGGTGA</text:span>NNNNNNNNNNNNNNN</text:p>
      <text:p text:style-name="Preformatted_20_Text">PRE_RM <text:s text:c="27"/><text:span text:style-name="T1">TCACAGCTGCAGCTGTTTCAAAGATTGCCTGGTGA</text:span>CTTTCTATGATGGAG</text:p>
      <text:p text:style-name="Preformatted_20_Text"><text:s text:c="34"/>*********************************** <text:s text:c="14"/></text:p>
      <text:p text:style-name="Preformatted_20_Text"><office:annotation-end office:name="__Annotation__4395_2051518639"/></text:p>
      <text:p text:style-name="Preformatted_20_Text">CM003812.1_11286500-11300000 <text:s text:c="5"/>NNNNNNNNNNNNNNNNNNNNNNNNNNNNNNNNNNNNNNNNNNNNNNNNNN</text:p>
      <text:p text:style-name="Preformatted_20_Text">PRE_RM <text:s text:c="27"/>TGACAGCACTGGTGGATGGGAAGGGGCAACAGATATCACCTACCTGGAC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CTGCAAAGCCTTTGAAATGGTCCCTGACCATGTCCTTCTCTCTAAAT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AGAGGTATCGATATGAAAGATGGTCAGTTTGATGGGTTAAGAACTGGT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GCTGGTTGCAGCCAAGGGGTTGTAATCAACGTTTCCGTTGCAGGGTGG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TATTTATGTA</text:p>
      <text:p text:style-name="Preformatted_20_Text">PRE_RM <text:s text:c="27"/>AGCCAGTCACAAGTGGTGGCCCCCAGCAGTTGATCCCAGGTATTTATGTA</text:p>
      <text:p text:style-name="Preformatted_20_Text"><text:s text:c="74"/>**********</text:p>
      <text:p text:style-name="Preformatted_20_Text"/>
      <text:p text:style-name="Preformatted_20_Text">CM003812.1_11286500-11300000 <text:s text:c="5"/>GAGTGGATAAAGATATTTTTNNNNNNNNNNNNNNNNNNNNNNNNNNNNNN</text:p>
      <text:p text:style-name="Preformatted_20_Text">PRE_RM <text:s text:c="27"/>GAGTGGATAAAGATATTTTTGAAAGCAGCCTTGTGGAGAAAGACTTTGGG</text:p>
      <text:p text:style-name="Preformatted_20_Text"><text:s text:c="34"/>******************** <text:s text:c="29"/></text:p>
      <text:p text:style-name="Preformatted_20_Text"/>
      <text:p text:style-name="Preformatted_20_Text"><text:soft-page-break/>CM003812.1_11286500-11300000 <text:s text:c="5"/>NNNNNNNNNNNNNNNNNNNNNNNNNNNNNNNNNNNNNNNNNNNNNNNNNN</text:p>
      <text:p text:style-name="Preformatted_20_Text">PRE_RM <text:s text:c="27"/>GTCCTGGTGGACGAGAAACTGGACATTAGCCAGCAGTGTGCACTTGCAG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CAGAAGGCCAACTGTGTTCTGGGCTGCATTAACAGAGGGGTGGCCAGC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GGAGAGGGAGGTGATTGTCCCCCTCTACTCAGCTCTTGTGAGGCCCCA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TGCAGTACTGCATCCAGGCCTGGGTCCCCCAGTACAGGAAAGACACAG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CTCTTGAAACAGGTTCAGAGGAGGGCCACTAAGATGATCAGTGGGCTG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GCACCTCTCCTGTGAGGAAAGGTTGAGGGAACTGGATTTGTTTAGCT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AAAAGAGAAGGCTTCACAACCTCCTTGGGCAACCTGGGAGACCTCAT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GGCCTTCCAGTACTTGAAGGAAGCCTATAAACAAGAGAGGGAACAAT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TTACATGGGTTCATAGTGATAGGACAAGGGGGAATGGTTTTAAACTA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CAGGAGAGGTTTAGTGTAGATATTAGGAGGAAGTTTCTCACTCAGAGG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TCATGACACACTGGAACAGGTTGCCCAAGGAGGCTGTGGATGCCCCATC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TGGAGGCATTCAAGGCCAGGCTGGATGTGACTCTGGGCAGCCTGGTCT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TGGTTGGCAACCCTGACTGTGGCAGAGGGGTTGAAGTGAGATGAACAT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TGGTCCTTTTCAACTCAGGCCATTCTGTGGTTTTATTATTCAGTCTGGA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GAAGGCTGTGATTTGACCTAATAGCAGACTTTCCGTATCTAAAGGGGAAC</text:p>
      <text:p text:style-name="Preformatted_20_Text"><text:s text:c="84"/></text:p>
      <text:p text:style-name="Preformatted_20_Text"><text:soft-page-break/></text:p>
      <text:p text:style-name="Preformatted_20_Text">CM003812.1_11286500-11300000 <text:s text:c="5"/>NNNNNNNNNNNNNNNNNNNNNNNNNNNNNNNNNNNNNNNNNNNNNNNNNN</text:p>
      <text:p text:style-name="Preformatted_20_Text">PRE_RM <text:s text:c="27"/>TACAGGAATGAAAGGGAAAGATTCCTTAGCAAGGTTTGTGCTTATAGAA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AGGTGAAATAGCTTCAAACCCCAAAAGGGTACATTTATATAAGAGATA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GCTAGGAAAAAAGTTTTGTACAGAGAGGATGGTGAGACACGTGAACAGG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CTACCCAGAGTTGTGGTTGATTTGCCCCATCCCTGGGGCATTTCAAGGCC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N</text:p>
      <text:p text:style-name="Preformatted_20_Text">PRE_RM <text:s text:c="27"/>AGGCTGGATTACACCCTGGACAGCCTGATCTAGCTGTGGATGTCCTTGTT</text:p>
      <text:p text:style-name="Preformatted_20_Text"><text:s text:c="84"/></text:p>
      <text:p text:style-name="Preformatted_20_Text"/>
      <text:p text:style-name="Preformatted_20_Text">CM003812.1_11286500-11300000 <text:s text:c="5"/>NNNNNNNNNNNNNNNNNNNNNNNNNNNNNNNNNNNNNNNNNNNNNNNNNT</text:p>
      <text:p text:style-name="Preformatted_20_Text">PRE_RM <text:s text:c="27"/>CATTGCAGGAGAGATGGACTAGATGACCTTTAAAGGTCCCTTCCAACTCT</text:p>
      <text:p text:style-name="Preformatted_20_Text"><text:s text:c="83"/>*</text:p>
      <text:p text:style-name="Preformatted_20_Text"/>
      <text:p text:style-name="Preformatted_20_Text">CM003812.1_11286500-11300000 <text:s text:c="5"/>AAGTANNNNNNNNNNNNNNNNNNNNNNNNNNNNNNNNNNNNNNAGGTCAG</text:p>
      <text:p text:style-name="Preformatted_20_Text">PRE_RM <text:s text:c="27"/>AAGTATGATTCTGTGATTCTGTGATTCCATGATTCTGTGATTCAGGTCAG</text:p>
      <text:p text:style-name="Preformatted_20_Text"><text:s text:c="34"/>***** <text:s text:c="37"/>*******</text:p>
      <text:p text:style-name="Preformatted_20_Text"/>
      <text:p text:style-name="Preformatted_20_Text">CM003812.1_11286500-11300000 <text:s text:c="5"/>TGAGGTCTAGGCCCATTATAACCTTTCTCCCTTCACTTTTTATACATAGA</text:p>
      <text:p text:style-name="Preformatted_20_Text">PRE_RM <text:s text:c="27"/>TGAGGTCTAGGCCCATTATAACCTTTCTCCCTTCACTTTTTATACATAG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TTCTGTAGCAGTATTGAGCTTTTATACACTGCTGGACCAGAAAAACTC</text:p>
      <text:p text:style-name="Preformatted_20_Text">PRE_RM <text:s text:c="27"/>AATTCTGTAGCAGTATTGAGCTTTTATACACTGCTGGACCAGAAAAACTC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TTTTTCTGATGTTATCAGCCACGAAGAGATGAAGAATCAAAAGTCAGT</text:p>
      <text:p text:style-name="Preformatted_20_Text">PRE_RM <text:s text:c="27"/>TGTTTTTCTGATGTTATCAGCCACGAAGAGATGAAGAATCAAAAGTCAGT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GCACAGAAATACATTTCAGCTTATTAGATGAAGAAAATGGCTTTGAAATA</text:p>
      <text:p text:style-name="Preformatted_20_Text">PRE_RM <text:s text:c="27"/>GCACAGAAATACATTTCAGCTTATTAGATGAAGAAAATGGCTTTGAAAT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ACATTCAGGAAAATCTGAGCCAGAAGGAGAAGTGCATCTGGTAGGTAA</text:p>
      <text:p text:style-name="Preformatted_20_Text">PRE_RM <text:s text:c="27"/>AAACATTCAGGAAAATCTGAGCCAGAAGGAGAAGTGCATCTGGTAGGT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GATGCCTAAATACACAAAAACCTGGGAAATCTTGAGAATGAAAAACAAA</text:p>
      <text:p text:style-name="Preformatted_20_Text">PRE_RM <text:s text:c="27"/>TGATGCCTAAATACACAAAAACCTGGGAAATCTTGAGAATGAAAAACAA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AAAACAAAATATTTTTTATTTTATAATTCAGCCAAAGATTAGAGAAAACA</text:p>
      <text:p text:style-name="Preformatted_20_Text">PRE_RM <text:s text:c="27"/>AAAACAAAATATTTTTTATTTTATAATTCAGCCAAAGATTAGAGAAAACA</text:p>
      <text:p text:style-name="Preformatted_20_Text"><text:s text:c="34"/>**************************************************</text:p>
      <text:p text:style-name="Preformatted_20_Text"/>
      <text:p text:style-name="Preformatted_20_Text">CM003812.1_11286500-11300000 <text:s text:c="5"/>T</text:p>
      <text:p text:style-name="Preformatted_20_Text">PRE_RM <text:s text:c="27"/>T</text:p>
      <text:p text:style-name="P2"><text:soft-page-break/><text:s text:c="34"/>*</text:p>
      <text:p text:style-name="Horizontal_20_Line"><text:bookmark text:name="clustalw.dnd"/></text:p>
      <text:p text:style-name="Preformatted_20_Text"><text:a xlink:type="simple" xlink:href="https://www.genome.jp/tools-bin/pushfile?210911205433JCCms+clustalw.dnd" text:style-name="Internet_20_link" text:visited-style-name="Visited_20_Internet_20_Link">clustalw.dnd</text:a></text:p>
      <text:p text:style-name="Preformatted_20_Text"/>
      <text:p text:style-name="P2">(CM003812.1_11286500-11300000:0.15617,PRE_RM:0.15617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591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1T17:26:27.220431304</meta:creation-date>
    <dc:date>2022-04-08T15:38:20.112354922</dc:date>
    <meta:editing-duration>P1DT7H11M5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0" meta:paragraph-count="839" meta:word-count="1363" meta:character-count="68792" meta:non-whitespace-character-count="46062"/>
  </office:meta>
</office:document-meta>
</file>